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911425946481212149" text:style-name="WWNum1">
        <text:list-header>
          <text:h text:style-name="P3" text:outline-level="1">FastLane</text:h>
        </text:list-header>
      </text:list>
      <text:list xml:id="list2849643159986151546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Desplegar app</text:p>
      <text:p text:style-name="Standard"/>
      <text:p text:style-name="Standard">F.Creación: 24-10-2018</text:p>
      <text:p text:style-name="Standard"/>
      <text:p text:style-name="P1">Link de Interes:<text:tab/><text:tab/><text:a xlink:type="simple" xlink:href="http://www.develapps.com/es/noticias/fastlane-desplegando-apps-facilmente" text:style-name="Internet_20_link" text:visited-style-name="Visited_20_Internet_20_Link">Introducción</text:a></text:p>
      <text:p text:style-name="P1"><text:tab/><text:tab/><text:tab/><text:tab/><text:a xlink:type="simple" xlink:href="https://flutter.io/fastlane-cd/" text:style-name="Internet_20_link" text:visited-style-name="Visited_20_Internet_20_Link">FastLane en flutter</text:a></text:p>
      <text:p text:style-name="P1"><text:tab/><text:tab/><text:tab/><text:tab/><text:a xlink:type="simple" xlink:href="https://medium.com/@erikfloresq/hablemos-de-fastlane-y-de-como-usarlo-4921755516e8" text:style-name="Internet_20_link" text:visited-style-name="Visited_20_Internet_20_Link">Presentación simpatica</text:a></text:p>
      <text:p text:style-name="P1"><text:tab/><text:tab/><text:tab/><text:tab/><text:a xlink:type="simple" xlink:href="https://flutter.io/docs/deployment/fastlane-cd" text:style-name="Internet_20_link" text:visited-style-name="Visited_20_Internet_20_Link">oficia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<text:soft-page-break/>max82574971@gmail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8-10-24T20:56:37.288000000</meta:creation-date>
    <meta:editing-duration>PT25M46S</meta:editing-duration>
    <meta:generator>OpenOffice/4.1.6$Win32 OpenOffice.org_project/416m1$Build-9790</meta:generator>
    <dc:date>2019-01-25T12:40:27.06</dc:date>
    <meta:document-statistic meta:table-count="0" meta:image-count="0" meta:object-count="0" meta:page-count="2" meta:paragraph-count="11" meta:word-count="26" meta:character-count="243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